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2cd07" officeooo:paragraph-rsid="0002c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Linux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0:32:02.392109997</meta:creation-date>
    <dc:date>2022-08-27T10:37:27.412202860</dc:date>
    <meta:editing-duration>PT3M</meta:editing-duration>
    <meta:editing-cycles>2</meta:editing-cycles>
    <meta:generator>LibreOffice/7.4.0.3$Linux_X86_64 LibreOffice_project/f85e47c08ddd19c015c0114a68350214f7066f5a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